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7.6278in" style:rel-column-width="52979*"/>
    </style:style>
    <style:style style:name="Table3.B" style:family="table-column">
      <style:table-column-properties style:column-width="0.2465in" style:rel-column-width="1712*"/>
    </style:style>
    <style:style style:name="Table3.C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7.6278in" style:rel-column-width="52979*"/>
    </style:style>
    <style:style style:name="Table7.B" style:family="table-column">
      <style:table-column-properties style:column-width="0.2465in" style:rel-column-width="1712*"/>
    </style:style>
    <style:style style:name="Table7.C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4" style:family="paragraph" style:parent-style-name="Standard">
      <style:text-properties officeooo:paragraph-rsid="000437c6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1a6e18" officeooo:paragraph-rsid="001a6e18" style:font-size-asian="10pt" style:font-name-complex="Hebrew Paleo Geze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b0389" style:font-size-asian="14pt" style:font-style-asian="normal" style:font-name-complex="E_Yehoash_Esther" style:font-size-complex="14pt" style:language-complex="he" style:country-complex="I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a6e18" style:font-size-asian="14pt" style:font-name-complex="Lulav CLM" style:font-size-complex="14pt" style:language-complex="he" style:country-complex="IL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T1" style:family="text">
      <style:text-properties fo:font-style="normal" officeooo:rsid="003df3dc" style:font-style-asian="normal" style:font-style-complex="normal"/>
    </style:style>
    <style:style style:name="T2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3" style:family="text">
      <style:text-properties fo:font-style="normal" officeooo:rsid="003df3dc" style:font-style-asian="normal" style:language-complex="he" style:country-complex="IL" style:font-style-complex="normal"/>
    </style:style>
    <style:style style:name="T4" style:family="text">
      <style:text-properties officeooo:rsid="003df3dc"/>
    </style:style>
    <style:style style:name="T5" style:family="text">
      <style:text-properties style:font-name-complex="Hebrew SoferStam Ashkenaz" style:language-complex="he" style:country-complex="IL"/>
    </style:style>
    <style:style style:name="T6" style:family="text">
      <style:text-properties style:font-name-complex="Journal CLM" style:language-complex="he" style:country-complex="IL"/>
    </style:style>
    <style:style style:name="T7" style:family="text">
      <style:text-properties officeooo:rsid="00017e83"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437c6" fo:background-color="transparent" loext:char-shading-value="0"/>
    </style:style>
    <style:style style:name="T10" style:family="text">
      <style:text-properties officeooo:rsid="001ecdc3"/>
    </style:style>
    <style:style style:name="T11" style:family="text">
      <style:text-properties style:font-name-complex="Hebrew Paleo Qumran"/>
    </style:style>
    <style:style style:name="T12" style:family="text">
      <style:text-properties officeooo:rsid="00054c21" style:font-name-complex="Hebrew Paleo Qumran"/>
    </style:style>
    <style:style style:name="T13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5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6" style:family="text">
      <style:text-properties officeooo:rsid="0007de4e"/>
    </style:style>
    <style:style style:name="T17" style:family="text">
      <style:text-properties officeooo:rsid="00126f85"/>
    </style:style>
    <style:style style:name="T18" style:family="text">
      <style:text-properties officeooo:rsid="0013f129"/>
    </style:style>
    <style:style style:name="T19" style:family="text">
      <style:text-properties officeooo:rsid="00090610" style:font-name-complex="Keter Aram Tsova" style:language-complex="he" style:country-complex="IL"/>
    </style:style>
    <style:style style:name="T20" style:family="text">
      <style:text-properties officeooo:rsid="00126f85" style:font-name-complex="Keter Aram Tsova" style:language-complex="he" style:country-complex="IL"/>
    </style:style>
    <style:style style:name="T21" style:family="text">
      <style:text-properties officeooo:rsid="0013f129" style:font-name-complex="Keter Aram Tsova" style:language-complex="he" style:country-complex="IL"/>
    </style:style>
    <style:style style:name="T22" style:family="text">
      <style:text-properties officeooo:rsid="00090610"/>
    </style:style>
    <style:style style:name="T23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4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5" style:family="text">
      <style:text-properties officeooo:rsid="001596bc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748b3"/>
    </style:style>
    <style:style style:name="T28" style:family="text">
      <style:text-properties officeooo:rsid="001d4b0f"/>
    </style:style>
    <style:style style:name="T29" style:family="text">
      <style:text-properties style:language-complex="he" style:country-complex="I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pan text:style-name="T8">Fonts </text:span><text:span text:style-name="T7">not</text:span><text:span text:style-name="T8"> supporting </text:span><text:span text:style-name="T7">Hebrew Diacritic positioning, </text:span><text:span text:style-name="T9">continued</text:span><text:span text:style-name="T8"> (</text:span><text:span text:style-name="T7">default </text:span><text:span text:style-name="T8">14pt)</text:span></text:p>
          </table:table-cell>
          <table:table-cell table:style-name="Table1.B1" office:value-type="string">
            <text:p text:style-name="P39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6"><text:span text:style-name="T28">Farissol</text:span> CLM </text:p>
            <text:p text:style-name="P8">(16pt)</text:p>
          </table:table-cell>
        </table:table-row>
        <table:table-row table:style-name="Table1.1">
          <table:table-cell table:style-name="Table1.A2" table:number-columns-spanned="2" office:value-type="string">
            <text:p text:style-name="P91">דג סקרן שט בים מאוכזב ולפתע מצא חברה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5">Linux Biolinum/Libertine</text:p>
          </table:table-cell>
        </table:table-row>
        <table:table-row table:style-name="Table1.1">
          <table:table-cell table:style-name="Table1.A2" table:number-columns-spanned="2" office:value-type="string">
            <text:p text:style-name="P98">דג סקרן שט בים מאוכזב ולפתע מצא חברה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5">FreeSerif</text:p>
          </table:table-cell>
        </table:table-row>
        <table:table-row table:style-name="Table1.1">
          <table:table-cell table:style-name="Table1.A2" table:number-columns-spanned="2" office:value-type="string">
            <text:p text:style-name="P99">דג סקרן שט בים מאוכזב ולפתע מצא חברה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9">Lulav CLM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0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C1" office:value-type="string">
            <text:p text:style-name="P12">Carmela</text:p>
          </table:table-cell>
        </table:table-row>
        <table:table-row table:style-name="Table3.1">
          <table:table-cell table:style-name="Table3.A2" office:value-type="string">
            <text:p text:style-name="P92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1">Carmelit</text:p>
          </table:table-cell>
        </table:table-row>
        <table:table-row table:style-name="Table3.1">
          <table:table-cell table:style-name="Table3.A2" office:value-type="string">
            <text:p text:style-name="P93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1">Felix007</text:p>
          </table:table-cell>
        </table:table-row>
        <table:table-row table:style-name="Table3.1">
          <table:table-cell table:style-name="Table3.A2" office:value-type="string">
            <text:p text:style-name="P101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5">FreeSans</text:p>
          </table:table-cell>
        </table:table-row>
        <table:table-row table:style-name="Table3.1">
          <table:table-cell table:style-name="Table3.A2" office:value-type="string">
            <text:p text:style-name="P94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2">OSP_Le-Patin-Helvete</text:p>
          </table:table-cell>
        </table:table-row>
        <table:table-row table:style-name="Table3.1">
          <table:table-cell table:style-name="Table3.A2" office:value-type="string">
            <text:p text:style-name="P95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3">Mplus 1p</text:p>
          </table:table-cell>
        </table:table-row>
        <table:table-row table:style-name="Table3.1">
          <table:table-cell table:style-name="Table3.A2" office:value-type="string">
            <text:p text:style-name="P96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4">Rubik</text:p>
          </table:table-cell>
        </table:table-row>
        <table:table-row table:style-name="Table3.1">
          <table:table-cell table:style-name="Table3.A2" office:value-type="string">
            <text:p text:style-name="P102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9">Pfennig</text:p>
          </table:table-cell>
        </table:table-row>
        <table:table-row table:style-name="Table3.1">
          <table:table-cell table:style-name="Table3.A2" office:value-type="string">
            <text:p text:style-name="P61"><text:span text:style-name="T3">דג סקרן שט בים מאוכזב ולפתע מצא חברה</text:span><text:span text:style-name="T29"> 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5">Hillel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2"><text:span text:style-name="T1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5">Miriam Mono CLM</text:p>
          </table:table-cell>
        </table:table-row>
        <table:table-row table:style-name="Table4.1">
          <table:table-cell table:style-name="Table4.A2" office:value-type="string">
            <text:p text:style-name="P53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5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3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5">Tnua Libre</text:p>
          </table:table-cell>
        </table:table-row>
        <table:table-row table:style-name="Table5.1">
          <table:table-cell table:style-name="Table5.A2" office:value-type="string">
            <text:p text:style-name="P4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Gladia CLM</text:p>
          </table:table-cell>
        </table:table-row>
        <table:table-row table:style-name="Table5.1">
          <table:table-cell table:style-name="Table5.A2" office:value-type="string">
            <text:p text:style-name="P89"><text:span text:style-name="T13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3">Noot</text:p>
          </table:table-cell>
        </table:table-row>
        <table:table-row table:style-name="Table5.1">
          <table:table-cell table:style-name="Table5.A2" office:value-type="string">
            <text:p text:style-name="P4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Migdal HaEmeq</text:p>
          </table:table-cell>
        </table:table-row>
        <table:table-row table:style-name="Table5.1">
          <table:table-cell table:style-name="Table5.A2" office:value-type="string">
            <text:p text:style-name="P4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2">Looks Like S'pht</text:p>
          </table:table-cell>
        </table:table-row>
        <table:table-row table:style-name="Table5.1">
          <table:table-cell table:style-name="Table5.A2" office:value-type="string">
            <text:p text:style-name="P40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0">Stop Motion</text:p>
          </table:table-cell>
        </table:table-row>
        <table:table-row table:style-name="Table5.1">
          <table:table-cell table:style-name="Table5.A2" office:value-type="string">
            <text:p text:style-name="P4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Retro Perspective</text:p>
          </table:table-cell>
        </table:table-row>
        <table:table-row table:style-name="Table5.1">
          <table:table-cell table:style-name="Table5.A2" office:value-type="string">
            <text:p text:style-name="P46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5">Trashim CLM</text:p>
          </table:table-cell>
        </table:table-row>
        <table:table-row table:style-name="Table5.1">
          <table:table-cell table:style-name="Table5.A2" office:value-type="string">
            <text:p text:style-name="P54"><text:span text:style-name="T2">דג סקרן שט בים מאוכזב ולפתע מצא חברה</text:span><text:span text:style-name="T5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Ozrad CLM</text:p>
          </table:table-cell>
        </table:table-row>
        <table:table-row table:style-name="Table5.1">
          <table:table-cell table:style-name="Table5.A2" office:value-type="string">
            <text:p text:style-name="P4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6">Fredoka One</text:p>
          </table:table-cell>
        </table:table-row>
        <table:table-row table:style-name="Table5.1">
          <table:table-cell table:style-name="Table5.A2" office:value-type="string">
            <text:p text:style-name="P4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Gan CLM</text:p>
          </table:table-cell>
        </table:table-row>
        <table:table-row table:style-name="Table5.1">
          <table:table-cell table:style-name="Table5.A2" office:value-type="string">
            <text:p text:style-name="P80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0">Horev CLM <text:span text:style-name="T4">(24pt)</text:span></text:p>
          </table:table-cell>
        </table:table-row>
        <table:table-row table:style-name="Table5.1">
          <table:table-cell table:style-name="Table5.A2" office:value-type="string">
            <text:p text:style-name="P55"><text:span text:style-name="T24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7">Ellinia CLM <text:span text:style-name="T25">(18 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8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Asaki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7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7">Nehama <text:span text:style-name="T25">(24 pt)</text:span></text:p>
          </table:table-cell>
        </table:table-row>
        <table:table-row table:style-name="Table5.1">
          <table:table-cell table:style-name="Table5.A2" office:value-type="string">
            <text:p text:style-name="P7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">Paskol <text:span text:style-name="T25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5">דג סקרן שט בים מאוכזב ולפתע מצא חברה</text:p>
          </table:table-cell>
          <table:table-cell table:style-name="Table7.B1" office:value-type="string">
            <text:p text:style-name="P1"/>
          </table:table-cell>
          <table:table-cell table:style-name="Table7.C1" office:value-type="string">
            <text:p text:style-name="P5">Comix No2 CLM <text:span text:style-name="T18">(18pt)</text:span></text:p>
          </table:table-cell>
        </table:table-row>
        <table:table-row table:style-name="Table7.1">
          <table:table-cell table:style-name="Table7.A2" office:value-type="string">
            <text:p text:style-name="P81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5">Dragon <text:span text:style-name="T4">(24 pt)</text:span></text:p>
          </table:table-cell>
        </table:table-row>
        <table:table-row table:style-name="Table7.1">
          <table:table-cell table:style-name="Table7.A2" office:value-type="string">
            <text:p text:style-name="P56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5">Miri</text:p>
          </table:table-cell>
        </table:table-row>
        <table:table-row table:style-name="Table7.1">
          <table:table-cell table:style-name="Table7.A2" office:value-type="string">
            <text:p text:style-name="P49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5">Yehuda CLM</text:p>
          </table:table-cell>
        </table:table-row>
        <table:table-row table:style-name="Table7.1">
          <table:table-cell table:style-name="Table7.A2" office:value-type="string">
            <text:p text:style-name="P89"><text:span text:style-name="T15">דג סקרן שט בים מאוכזב ולפתע מצא חברה</text:span> 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3">Ptil <text:span text:style-name="T16">Wide</text:span></text:p>
          </table:table-cell>
        </table:table-row>
        <table:table-row table:style-name="Table7.1">
          <table:table-cell table:style-name="Table7.A2" office:value-type="string">
            <text:p text:style-name="P83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5">ShArpie <text:span text:style-name="T22"><text:s/>(18 pt)</text:span></text:p>
          </table:table-cell>
        </table:table-row>
        <table:table-row table:style-name="Table7.1">
          <table:table-cell table:style-name="Table7.A2" office:value-type="string">
            <text:p text:style-name="P54"><text:span text:style-name="T23">דג סקרן שט בים מאוכזב ולפתע מצא חברה</text:span><text:span text:style-name="T6"> </text:span>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6">Journal CLM<text:span text:style-name="T19"> </text:span><text:span text:style-name="T20">(</text:span><text:span text:style-name="T21">18</text:span><text:span text:style-name="T20"> pt)</text:span></text:p>
          </table:table-cell>
        </table:table-row>
        <table:table-row table:style-name="Table7.1">
          <table:table-cell table:style-name="Table7.A2" office:value-type="string">
            <text:p text:style-name="P90"><text:span text:style-name="T14">דג סקרן שט בים מאוכזב ולפתע מצא חברה</text:span> 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3">Ptil Narrow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103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4">Amatica SC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97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4">E_Yehoash_Esther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2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5">Nachlaot <text:span text:style-name="T18">(24 pt)</text:span></text:p>
          </table:table-cell>
        </table:table-row>
        <table:table-row table:style-name="Table6.1">
          <table:table-cell table:style-name="Table6.A2" office:value-type="string">
            <text:p text:style-name="P57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5">Ktav-Yad CLM</text:p>
          </table:table-cell>
        </table:table-row>
        <table:table-row table:style-name="Table6.1">
          <table:table-cell table:style-name="Table6.A2" office:value-type="string">
            <text:p text:style-name="P62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1">Ellinoa CLM (Italics)</text:p>
          </table:table-cell>
        </table:table-row>
        <table:table-row table:style-name="Table6.1">
          <table:table-cell table:style-name="Table6.A2" office:value-type="string">
            <text:p text:style-name="P51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5">Refoyl </text:p>
          </table:table-cell>
        </table:table-row>
        <table:table-row table:style-name="Table6.1">
          <table:table-cell table:style-name="Table6.A2" office:value-type="string">
            <text:p text:style-name="P50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5">Anka CLM</text:p>
          </table:table-cell>
        </table:table-row>
      </table:table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Samaritan </text:p>
            <text:p text:style-name="P29"><text:span text:style-name="T11">and ancient </text:span><text:span text:style-name="T12">Semitic</text:span><text:span text:style-name="T11"> scripts</text:span></text:p>
          </table:table-cell>
          <table:table-cell table:style-name="Table2.B1" office:value-type="string">
            <text:p text:style-name="P72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5">Hebrew Square Samaritan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Cryptic A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4Q416 <text:span text:style-name="T27">(18pt)</text:span>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4Q417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4Q418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4Q503 (Typeface, 18pt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5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8">Nesher Gadol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5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8">Nesher Katon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8">שפן אכל <text:span text:style-name="T26">קצ</text:span>ת גזר בטעם <text:span text:style-name="T26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2Q5 (TwoQ5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76">שפן אכל קצת גזר ב<text:span text:style-name="T26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7">4Q101 (Untitled2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7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Hebrew Paleo Qumran <text:s/><text:span text:style-name="T10">(11pt)</text:span>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6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Hebrew Paleo Siloam 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Hebrew Paleo Lakhish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Hebrew Paleo Gezer 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Hebrew Paleo Mesha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Aramaic Imperial Yeb 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Aramaic Early Bar-Raqib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Aramaic VIIBCE </text:p>
          </table:table-cell>
        </table:table-row>
        <table:table-row table:style-name="Table2.1"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Phoenician Ahiram</text:p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5">Proto Canaanite <text:span text:style-name="T10">1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9:20.835000000</meta:creation-date>
    <dc:date>2024-08-06T16:46:09.266000000</dc:date>
    <meta:editing-duration>PT1H44M55S</meta:editing-duration>
    <meta:editing-cycles>27</meta:editing-cycles>
    <meta:generator>LibreOffice/24.2.5.2$Windows_X86_64 LibreOffice_project/bffef4ea93e59bebbeaf7f431bb02b1a39ee8a59</meta:generator>
    <meta:print-date>2016-04-08T14:03:36.672000000</meta:print-date>
    <meta:document-statistic meta:table-count="7" meta:image-count="0" meta:object-count="0" meta:page-count="3" meta:paragraph-count="136" meta:word-count="671" meta:character-count="3232" meta:non-whitespace-character-count="2680"/>
  </office:meta>
</office:document-meta>
</file>